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2_20_Dots_20_3_20_Dashes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2_20_Dots_20_3_20_Dashes" svg:stroke-width="0.05cm" svg:stroke-color="#0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326cm" fo:min-width="0.79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12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fe7e5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objectwithoutfill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objectwithoutfill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objectwithoutfill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objectwithoutfill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4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4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49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font-size="80pt" style:font-size-asian="80pt" style:font-size-complex="8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893cm" svg:height="2.618cm" svg:x="1.564cm" svg:y="1cm">
          <draw:text-box>
            <text:p><text:span text:style-name="T1">ほかけぶねレース</text:span><text:span text:style-name="T1">!!</text:span></text:p>
          </draw:text-box>
        </draw:frame>
        <draw:custom-shape draw:style-name="gr2" draw:text-style-name="P2" draw:layer="layout" svg:width="3.415cm" svg:height="4.602cm" svg:x="1.477cm" svg:y="5.71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567cm" svg:y1="7.383cm" svg:x2="3.093cm" svg:y2="5.857cm">
          <text:p/>
        </draw:line>
        <draw:line draw:style-name="gr3" draw:text-style-name="P2" draw:layer="layout" svg:x1="4.718cm" svg:y1="7.383cm" svg:x2="3.192cm" svg:y2="5.857cm">
          <text:p/>
        </draw:line>
        <draw:polygon draw:style-name="gr2" draw:text-style-name="P2" draw:layer="layout" svg:width="3.414cm" svg:height="4.578cm" svg:x="5.407cm" svg:y="5.767cm" svg:viewBox="0 0 3415 4579" draw:points="0,4579 24,1696 1695,0 3415,1817 3415,4579">
          <text:p/>
        </draw:polygon>
        <draw:polygon draw:style-name="gr4" draw:text-style-name="P2" draw:layer="layout" svg:width="1.67cm" svg:height="1.695cm" svg:x="5.432cm" svg:y="5.767cm" svg:viewBox="0 0 1671 1696" draw:points="1574,1696 0,1696 1671,0">
          <text:p/>
        </draw:polygon>
        <draw:polygon draw:style-name="gr4" draw:text-style-name="P2" draw:layer="layout" svg:width="1.616cm" svg:height="1.696cm" svg:x="7.151cm" svg:y="5.84cm" svg:viewBox="0 0 1617 1697" draw:points="42,1697 1617,1697 0,0">
          <text:p/>
        </draw:polygon>
        <draw:line draw:style-name="gr5" draw:text-style-name="P2" draw:layer="layout" svg:x1="5.432cm" svg:y1="9.449cm" svg:x2="7.023cm" svg:y2="5.882cm">
          <text:p/>
        </draw:line>
        <draw:line draw:style-name="gr5" draw:text-style-name="P2" draw:layer="layout" svg:x1="8.75cm" svg:y1="9.28cm" svg:x2="7.122cm" svg:y2="5.882cm">
          <text:p/>
        </draw:line>
        <draw:polygon draw:style-name="gr2" draw:text-style-name="P2" draw:layer="layout" svg:width="3.438cm" svg:height="4.578cm" svg:x="9.308cm" svg:y="5.767cm" svg:viewBox="0 0 3439 4579" draw:points="24,4579 0,3706 1719,0 3415,3706 3439,4579">
          <text:p/>
        </draw:polygon>
        <draw:polygon draw:style-name="gr4" draw:text-style-name="P2" draw:layer="layout" svg:width="1.694cm" svg:height="3.729cm" svg:x="9.332cm" svg:y="5.767cm" svg:viewBox="0 0 1695 3730" draw:points="1598,2423 0,3730 1695,0">
          <text:p/>
        </draw:polygon>
        <draw:line draw:style-name="gr3" draw:text-style-name="P2" draw:layer="layout" svg:x1="9.446cm" svg:y1="8.74cm" svg:x2="10.972cm" svg:y2="10.266cm">
          <text:p/>
        </draw:line>
        <draw:polygon draw:style-name="gr4" draw:text-style-name="P2" draw:layer="layout" svg:width="1.7cm" svg:height="3.705cm" svg:x="11.022cm" svg:y="5.768cm" svg:viewBox="0 0 1701 3706" draw:points="97,2423 1701,3706 0,0">
          <text:p/>
        </draw:polygon>
        <draw:line draw:style-name="gr3" draw:text-style-name="P2" draw:layer="layout" svg:x1="12.597cm" svg:y1="8.739cm" svg:x2="11.071cm" svg:y2="10.265cm">
          <text:p/>
        </draw:line>
        <draw:polygon draw:style-name="gr2" draw:text-style-name="P2" draw:layer="layout" svg:width="2.857cm" svg:height="4.602cm" svg:x="13.28cm" svg:y="5.991cm" svg:viewBox="0 0 2858 4603" draw:points="1477,4603 0,3149 1429,0 2858,3149">
          <text:p/>
        </draw:polygon>
        <draw:polygon draw:style-name="gr4" draw:text-style-name="P2" draw:layer="layout" svg:width="1.452cm" svg:height="3.318cm" svg:x="13.256cm" svg:y="5.991cm" svg:viewBox="0 0 1453 3319" draw:points="1357,2423 218,3319 0,3149 1453,0">
          <text:p/>
        </draw:polygon>
        <draw:polygon draw:style-name="gr4" draw:text-style-name="P2" draw:layer="layout" svg:width="1.385cm" svg:height="3.221cm" svg:x="14.704cm" svg:y="5.992cm" svg:viewBox="0 0 1386 3222" draw:points="97,2423 1071,3222 1386,3100 0,0">
          <text:p/>
        </draw:polygon>
        <draw:line draw:style-name="gr3" draw:text-style-name="P2" draw:layer="layout" svg:x1="16.457cm" svg:y1="8.74cm" svg:x2="12.935cm" svg:y2="8.766cm">
          <text:p/>
        </draw:line>
        <draw:polygon draw:style-name="gr4" draw:text-style-name="P2" draw:layer="layout" svg:width="-1.501cm" svg:height="-1.72cm" svg:x="14.758cm" svg:y="10.571cm" svg:viewBox="0 0 -1502 -1721" draw:points="97,1696 1333,1721 1502,1455 0,0">
          <text:p/>
        </draw:polygon>
        <draw:polygon draw:style-name="gr4" draw:text-style-name="P2" draw:layer="layout" svg:width="-1.33cm" svg:height="-1.696cm" svg:x="16.138cm" svg:y="10.498cm" svg:viewBox="0 0 -1331 -1697" draw:points="1289,1697 194,1697 0,1431 1331,0">
          <text:p/>
        </draw:polygon>
        <draw:polygon draw:style-name="gr2" draw:text-style-name="P2" draw:layer="layout" svg:width="2.543cm" svg:height="2.832cm" svg:x="16.914cm" svg:y="6.065cm" svg:viewBox="0 0 2544 2833" draw:points="0,2785 1260,0 2544,2833">
          <text:p/>
        </draw:polygon>
        <draw:polygon draw:style-name="gr4" draw:text-style-name="P2" draw:layer="layout" svg:width="1.283cm" svg:height="2.808cm" svg:x="16.889cm" svg:y="6.065cm" svg:viewBox="0 0 1284 2809" draw:points="1187,2423 678,2809 0,2809 1284,0">
          <text:p/>
        </draw:polygon>
        <draw:polygon draw:style-name="gr4" draw:text-style-name="P2" draw:layer="layout" svg:width="1.239cm" svg:height="2.856cm" svg:x="18.168cm" svg:y="6.065cm" svg:viewBox="0 0 1240 2857" draw:points="97,2423 635,2857 1240,2809 0,0">
          <text:p/>
        </draw:polygon>
        <draw:polygon draw:style-name="gr4" draw:text-style-name="P2" draw:layer="layout" svg:width="2.881cm" svg:height="1.77cm" svg:x="16.72cm" svg:y="7.184cm" svg:viewBox="0 0 2882 1771" draw:points="2688,1771 170,1721 0,1455 1502,0 2882,1431">
          <text:p/>
        </draw:polygon>
        <draw:path draw:style-name="gr6" draw:text-style-name="P2" draw:layer="layout" svg:width="1.237cm" svg:height="0.104cm" draw:transform="skewX (0.0017453292519943) rotate (-1.79838726125496) translate (18.1245005439513cm 7.59024945604874cm)" svg:viewBox="0 0 1238 105" svg:d="m0 0c362 165 849 85 1238 86">
          <text:p/>
        </draw:path>
        <draw:path draw:style-name="gr6" draw:text-style-name="P2" draw:layer="layout" svg:width="0.35cm" svg:height="0.672cm" draw:transform="rotate (-1.80100525513295) translate (19.0700625707157cm 7.3472449827917cm)" svg:viewBox="0 0 351 673" svg:d="m0 673c409-270 432-599 216-673">
          <text:p/>
        </draw:path>
        <draw:path draw:style-name="gr6" draw:text-style-name="P2" draw:layer="layout" svg:width="0.302cm" svg:height="0.55cm" draw:transform="rotate (-1.80100525513295) translate (17.8826924499565cm 7.2665386205396cm)" svg:viewBox="0 0 303 551" svg:d="m0 0c362 164-87 551 303 551">
          <text:p/>
        </draw:path>
        <draw:frame draw:style-name="gr7" draw:text-style-name="P3" draw:layer="layout" svg:width="3.119cm" svg:height="1.238cm" svg:x="17.265cm" svg:y="9.4cm">
          <draw:text-box>
            <text:p><text:span text:style-name="T2">ひらく</text:span></text:p>
          </draw:text-box>
        </draw:frame>
        <draw:custom-shape draw:style-name="gr8" draw:text-style-name="P2" draw:layer="layout" svg:width="5.254cm" svg:height="7.08cm" svg:x="14.423cm" svg:y="30.259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4.561cm" svg:y1="32.818cm" svg:x2="16.908cm" svg:y2="30.471cm">
          <text:p/>
        </draw:line>
        <draw:line draw:style-name="gr9" draw:text-style-name="P2" draw:layer="layout" svg:x1="19.408cm" svg:y1="32.819cm" svg:x2="17.061cm" svg:y2="30.472cm">
          <text:p/>
        </draw:line>
        <draw:polygon draw:style-name="gr8" draw:text-style-name="P2" draw:layer="layout" svg:width="5.253cm" svg:height="7.043cm" svg:x="20.162cm" svg:y="30.333cm" svg:viewBox="0 0 5254 7044" draw:points="0,7044 37,2609 2608,0 5254,2795 5254,7044">
          <text:p/>
        </draw:polygon>
        <draw:polygon draw:style-name="gr10" draw:text-style-name="P2" draw:layer="layout" svg:width="2.57cm" svg:height="2.608cm" svg:x="20.199cm" svg:y="30.333cm" svg:viewBox="0 0 2571 2609" draw:points="2422,2609 0,2609 2571,0">
          <text:p/>
        </draw:polygon>
        <draw:polygon draw:style-name="gr10" draw:text-style-name="P2" draw:layer="layout" svg:width="2.486cm" svg:height="2.609cm" svg:x="22.845cm" svg:y="30.445cm" svg:viewBox="0 0 2487 2610" draw:points="65,2610 2487,2610 0,0">
          <text:p/>
        </draw:polygon>
        <draw:line draw:style-name="gr11" draw:text-style-name="P2" draw:layer="layout" svg:x1="20.199cm" svg:y1="35.997cm" svg:x2="22.647cm" svg:y2="30.509cm">
          <text:p/>
        </draw:line>
        <draw:line draw:style-name="gr11" draw:text-style-name="P2" draw:layer="layout" svg:x1="25.305cm" svg:y1="35.737cm" svg:x2="22.8cm" svg:y2="30.51cm">
          <text:p/>
        </draw:line>
        <draw:polygon draw:style-name="gr8" draw:text-style-name="P2" draw:layer="layout" svg:width="5.29cm" svg:height="7.043cm" svg:x="26.162cm" svg:y="30.333cm" svg:viewBox="0 0 5291 7044" draw:points="37,7044 0,5702 2645,0 5254,5702 5291,7044">
          <text:p/>
        </draw:polygon>
        <draw:polygon draw:style-name="gr10" draw:text-style-name="P2" draw:layer="layout" svg:width="2.607cm" svg:height="5.738cm" svg:x="26.199cm" svg:y="30.333cm" svg:viewBox="0 0 2608 5739" draw:points="2459,3727 0,5739 2608,0">
          <text:p/>
        </draw:polygon>
        <draw:line draw:style-name="gr9" draw:text-style-name="P2" draw:layer="layout" svg:x1="26.375cm" svg:y1="34.906cm" svg:x2="28.722cm" svg:y2="37.253cm">
          <text:p/>
        </draw:line>
        <draw:polygon draw:style-name="gr10" draw:text-style-name="P2" draw:layer="layout" svg:width="2.616cm" svg:height="5.7cm" svg:x="28.799cm" svg:y="30.334cm" svg:viewBox="0 0 2617 5701" draw:points="149,3727 2617,5701 0,0">
          <text:p/>
        </draw:polygon>
        <draw:line draw:style-name="gr9" draw:text-style-name="P2" draw:layer="layout" svg:x1="31.222cm" svg:y1="34.905cm" svg:x2="28.875cm" svg:y2="37.252cm">
          <text:p/>
        </draw:line>
        <draw:polygon draw:style-name="gr8" draw:text-style-name="P2" draw:layer="layout" svg:width="4.396cm" svg:height="7.08cm" svg:x="32.273cm" svg:y="30.37cm" svg:viewBox="0 0 4397 7081" draw:points="2273,7081 0,4845 2199,0 4397,4845">
          <text:p/>
        </draw:polygon>
        <draw:polygon draw:style-name="gr10" draw:text-style-name="P2" draw:layer="layout" svg:width="2.235cm" svg:height="5.105cm" svg:x="32.236cm" svg:y="30.37cm" svg:viewBox="0 0 2236 5106" draw:points="2087,3727 335,5106 0,4845 2236,0">
          <text:p/>
        </draw:polygon>
        <draw:polygon draw:style-name="gr10" draw:text-style-name="P2" draw:layer="layout" svg:width="2.131cm" svg:height="4.955cm" svg:x="34.464cm" svg:y="30.371cm" svg:viewBox="0 0 2132 4956" draw:points="149,3727 1647,4956 2132,4769 0,0">
          <text:p/>
        </draw:polygon>
        <draw:line draw:style-name="gr9" draw:text-style-name="P2" draw:layer="layout" svg:x1="37.08cm" svg:y1="34.619cm" svg:x2="32.124cm" svg:y2="34.656cm">
          <text:p/>
        </draw:line>
        <draw:polygon draw:style-name="gr10" draw:text-style-name="P2" draw:layer="layout" svg:width="-2.31cm" svg:height="-2.647cm" svg:x="34.547cm" svg:y="37.416cm" svg:viewBox="0 0 -2311 -2648" draw:points="149,2609 2050,2648 2311,2238 0,0">
          <text:p/>
        </draw:polygon>
        <draw:polygon draw:style-name="gr10" draw:text-style-name="P2" draw:layer="layout" svg:width="-2.047cm" svg:height="-2.61cm" svg:x="36.67cm" svg:y="37.304cm" svg:viewBox="0 0 -2048 -2611" draw:points="1983,2610 298,2611 0,2201 2048,0">
          <text:p/>
        </draw:polygon>
        <draw:polygon draw:style-name="gr8" draw:text-style-name="P2" draw:layer="layout" svg:width="3.912cm" svg:height="4.358cm" svg:x="37.863cm" svg:y="30.483cm" svg:viewBox="0 0 3913 4359" draw:points="0,4285 1938,0 3913,4359">
          <text:p/>
        </draw:polygon>
        <draw:polygon draw:style-name="gr10" draw:text-style-name="P2" draw:layer="layout" svg:width="1.974cm" svg:height="4.321cm" svg:x="37.826cm" svg:y="30.483cm" svg:viewBox="0 0 1975 4322" draw:points="1826,3727 1043,4322 0,4322 1975,0">
          <text:p/>
        </draw:polygon>
        <draw:polygon draw:style-name="gr10" draw:text-style-name="P2" draw:layer="layout" svg:width="1.907cm" svg:height="4.395cm" svg:x="39.793cm" svg:y="30.484cm" svg:viewBox="0 0 1908 4396" draw:points="149,3727 977,4396 1908,4321 0,0">
          <text:p/>
        </draw:polygon>
        <draw:polygon draw:style-name="gr10" draw:text-style-name="P2" draw:layer="layout" svg:width="4.433cm" svg:height="2.723cm" svg:x="37.565cm" svg:y="32.205cm" svg:viewBox="0 0 4434 2724" draw:points="4136,2724 261,2648 0,2238 2311,0 4434,2202">
          <text:p/>
        </draw:polygon>
        <draw:path draw:style-name="gr12" draw:text-style-name="P2" draw:layer="layout" svg:width="1.904cm" svg:height="0.158cm" draw:transform="rotate (-1.80065618928255) translate (39.726cm 32.83cm)" svg:viewBox="0 0 1905 159" svg:d="m0 0c557 253 1305 128 1905 128">
          <text:p/>
        </draw:path>
        <draw:path draw:style-name="gr12" draw:text-style-name="P2" draw:layer="layout" svg:width="0.539cm" svg:height="1.034cm" draw:transform="rotate (-1.80065618928255) translate (41.1806317277683cm 32.4557813372265cm)" svg:viewBox="0 0 540 1035" svg:d="m0 1035c630-416 664-922 332-1035">
          <text:p/>
        </draw:path>
        <draw:path draw:style-name="gr12" draw:text-style-name="P2" draw:layer="layout" svg:width="0.465cm" svg:height="0.847cm" draw:transform="rotate (-1.80065618928255) translate (39.354cm 32.332cm)" svg:viewBox="0 0 466 848" svg:d="m0 0c557 253-133 848 466 848">
          <text:p/>
        </draw:path>
        <draw:frame draw:style-name="gr1" draw:layer="layout" svg:width="1.996cm" svg:height="0.886cm" svg:x="38.832cm" svg:y="36.072cm">
          <draw:text-box>
            <text:p>ひらく</text:p>
          </draw:text-box>
        </draw:frame>
        <draw:g>
          <draw:polygon draw:style-name="gr13" draw:text-style-name="P4" draw:layer="layout" svg:width="8.846cm" svg:height="3.615cm" svg:x="7.447cm" svg:y="15.464cm" svg:viewBox="0 0 8847 3616" draw:points="0,3616 8847,1583 4067,0">
            <text:p/>
          </draw:polygon>
          <draw:polygon draw:style-name="gr14" draw:text-style-name="P4" draw:layer="layout" svg:width="4.036cm" svg:height="4.272cm" svg:x="7.447cm" svg:y="14.807cm" svg:viewBox="0 0 4037 4273" draw:points="0,4273 2902,239 3768,0 4037,627">
            <text:p/>
          </draw:polygon>
          <draw:polygon draw:style-name="gr15" draw:text-style-name="P4" draw:layer="layout" svg:width="3.199cm" svg:height="3.943cm" svg:x="7.447cm" svg:y="15.136cm" svg:viewBox="0 0 3200 3944" draw:points="0,3944 3200,2061 2872,0">
            <text:p/>
          </draw:polygon>
          <draw:polygon draw:style-name="gr16" draw:text-style-name="P4" draw:layer="layout" svg:width="2.931cm" svg:height="2.689cm" svg:x="7.447cm" svg:y="16.39cm" svg:viewBox="0 0 2932 2690" draw:points="0,2690 2932,507 2723,0">
            <text:p/>
          </draw:polygon>
          <draw:polygon draw:style-name="gr17" draw:text-style-name="P4" draw:layer="layout" svg:width="4.902cm" svg:height="2.569cm" svg:x="7.447cm" svg:y="16.51cm" svg:viewBox="0 0 4903 2570" draw:points="0,2570 4903,1315 2902,0">
            <text:p/>
          </draw:polygon>
          <draw:polygon draw:style-name="gr18" draw:text-style-name="P4" draw:layer="layout" svg:width="2.718cm" svg:height="3.733cm" svg:x="11.424cm" svg:y="12.656cm" svg:viewBox="0 0 2719 3734" draw:points="2719,0 2061,3734 0,2689 329,2121">
            <text:p/>
          </draw:polygon>
          <draw:polygon draw:style-name="gr19" draw:text-style-name="P4" draw:layer="layout" svg:width="3.345cm" svg:height="4.123cm" svg:x="13.635cm" svg:y="12.596cm" svg:viewBox="0 0 3346 4124" draw:points="568,0 2928,3525 3346,4124 2539,4123 0,3765">
            <text:p/>
          </draw:polygon>
          <draw:polygon draw:style-name="gr20" draw:text-style-name="P4" draw:layer="layout" svg:width="9.533cm" svg:height="3.136cm" svg:x="7.446cm" svg:y="15.942cm" svg:viewBox="0 0 9534 3137" draw:points="0,3137 8549,1315 9534,777 9176,597 7444,149 5471,0 5532,30">
            <text:p/>
          </draw:polygon>
          <draw:polygon draw:style-name="gr21" draw:text-style-name="P4" draw:layer="layout" svg:width="0.657cm" svg:height="0.866cm" svg:x="11.095cm" svg:y="14.627cm" svg:viewBox="0 0 658 867" draw:points="0,0 329,867 658,150">
            <text:p/>
          </draw:polygon>
          <draw:polygon draw:style-name="gr22" draw:text-style-name="P4" draw:layer="layout" svg:width="0.955cm" svg:height="0.776cm" svg:x="16.025cm" svg:y="16.48cm" svg:viewBox="0 0 956 777" draw:points="448,0 0,777 956,239">
            <text:p/>
          </draw:polygon>
          <draw:polygon draw:style-name="gr23" draw:text-style-name="P4" draw:layer="layout" svg:width="0.627cm" svg:height="0.927cm" svg:x="15.845cm" svg:y="16.33cm" svg:viewBox="0 0 628 928" draw:points="628,151 180,928 0,0">
            <text:p/>
          </draw:polygon>
          <draw:polygon draw:style-name="gr24" draw:text-style-name="P4" draw:layer="layout" svg:width="0.418cm" svg:height="0.866cm" svg:x="11.005cm" svg:y="14.628cm" svg:viewBox="0 0 419 867" draw:points="91,0 419,867 0,238">
            <text:p/>
          </draw:polygon>
        </draw:g>
        <draw:frame draw:style-name="gr7" draw:text-style-name="P3" draw:layer="layout" svg:width="8.496cm" svg:height="1.238cm" svg:x="4.359cm" svg:y="14.383cm">
          <draw:text-box>
            <text:p><text:span text:style-name="T2">かんせい！！</text:span></text:p>
          </draw:text-box>
        </draw:frame>
        <draw:g>
          <draw:polygon draw:style-name="gr25" draw:text-style-name="P4" draw:layer="layout" svg:width="5.105cm" svg:height="3.229cm" svg:x="12.67cm" svg:y="21.241cm" svg:viewBox="0 0 5106 3230" draw:points="5106,0 3103,3230 0,2201">
            <text:p/>
          </draw:polygon>
          <draw:polygon draw:style-name="gr26" draw:text-style-name="P4" draw:layer="layout" svg:width="5.25cm" svg:height="2.157cm" svg:x="12.476cm" svg:y="21.265cm" svg:viewBox="0 0 5251 2158" draw:points="5251,0 2517,387 0,1751 175,2158">
            <text:p/>
          </draw:polygon>
          <draw:polygon draw:style-name="gr27" draw:text-style-name="P4" draw:layer="layout" svg:width="2.709cm" svg:height="1.04cm" svg:x="15.017cm" svg:y="21.289cm" svg:viewBox="0 0 2710 1041" draw:points="436,1041 2710,0 0,363">
            <text:p/>
          </draw:polygon>
          <draw:polygon draw:style-name="gr28" draw:text-style-name="P4" draw:layer="layout" svg:width="2.322cm" svg:height="1.015cm" svg:x="15.405cm" svg:y="21.265cm" svg:viewBox="0 0 2323 1016" draw:points="2323,0 580,581 0,1016">
            <text:p/>
          </draw:polygon>
          <draw:polygon draw:style-name="gr29" draw:text-style-name="P4" draw:layer="layout" svg:width="1.765cm" svg:height="1.838cm" svg:x="15.888cm" svg:y="21.265cm" svg:viewBox="0 0 1766 1839" draw:points="1766,0 677,1839 0,702">
            <text:p/>
          </draw:polygon>
          <draw:polygon draw:style-name="gr30" draw:text-style-name="P4" draw:layer="layout" svg:width="3.302cm" svg:height="2.854cm" svg:x="12.646cm" svg:y="21.58cm" svg:viewBox="0 0 3303 2855" draw:points="1771,0 3303,2289 3146,2855 0,1839 49,1524">
            <text:p/>
          </draw:polygon>
          <draw:polygon draw:style-name="gr31" draw:text-style-name="P4" draw:layer="layout" svg:width="1.862cm" svg:height="3.193cm" svg:x="15.864cm" svg:y="21.265cm" svg:viewBox="0 0 1863 3194" draw:points="1863,0 0,3194 123,2875 73,3000 97,2130 484,750">
            <text:p/>
          </draw:polygon>
          <draw:polygon draw:style-name="gr32" draw:text-style-name="P4" draw:layer="layout" svg:width="0.426cm" svg:height="0.562cm" svg:x="12.399cm" svg:y="22.899cm" svg:viewBox="0 0 427 563" draw:points="0,0 213,563 427,97">
            <text:p/>
          </draw:polygon>
          <draw:polygon draw:style-name="gr33" draw:text-style-name="P4" draw:layer="layout" svg:width="0.435cm" svg:height="1.039cm" svg:x="15.864cm" svg:y="23.443cm" svg:viewBox="0 0 436 1040" draw:points="97,0 0,1040 436,412">
            <text:p/>
          </draw:polygon>
          <draw:polygon draw:style-name="gr34" draw:text-style-name="P4" draw:layer="layout" svg:width="0.504cm" svg:height="0.672cm" svg:x="15.84cm" svg:y="23.81cm" svg:viewBox="0 0 505 673" draw:points="505,98 0,673 97,0">
            <text:p/>
          </draw:polygon>
          <draw:polygon draw:style-name="gr35" draw:text-style-name="P4" draw:layer="layout" svg:width="0.271cm" svg:height="0.562cm" svg:x="12.34cm" svg:y="22.9cm" svg:viewBox="0 0 272 563" draw:points="59,0 272,563 0,155">
            <text:p/>
          </draw:polygon>
        </draw:g>
        <draw:g>
          <draw:path draw:style-name="gr36" draw:text-style-name="P5" draw:layer="layout" svg:width="3.889cm" svg:height="3.986cm" draw:transform="rotate (-0.523598775598299) translate (8.96479630046122cm 20.8507427304561cm)" svg:viewBox="0 0 3890 3987" svg:d="m1169 17c1071-73 1339 49 1996 1047 585 804 1063 1881 414 2581-475 511-1229 289-1680 317-1076 0-1489-633-1704-974s-98-2897 974-2971zm-1169 341zm3799 3604z">
            <text:p/>
          </draw:path>
          <draw:path draw:style-name="gr37" draw:text-style-name="P5" draw:layer="layout" svg:width="1.707cm" svg:height="2.677cm" draw:transform="rotate (-0.523598775598299) translate (8.42845139972292cm 22.0237193489154cm)" svg:viewBox="0 0 1708 2678" svg:d="m0 1680c236 707 1388 973 1704 998 73-706-949-2264-1558-2678-219 535-98 1120-146 1680z">
            <text:p/>
          </draw:path>
          <draw:custom-shape draw:style-name="gr38" draw:text-style-name="P5" draw:layer="layout" svg:width="0.341cm" svg:height="3.824cm" draw:transform="skewX (-0.00157079632679489) rotate (1.46502937412404) translate (3.958cm 23.355cm)">
            <text:p/>
            <draw:enhanced-geometry svg:viewBox="0 0 88 21600" draw:glue-points="44 ?f6 44 0 0 10800 44 21600 88 10800" draw:text-areas="0 ?f6 88 ?f3" draw:type="can" draw:modifiers="1240.1913875598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ath draw:style-name="gr39" draw:text-style-name="P5" draw:layer="layout" svg:width="0.847cm" svg:height="0.286cm" draw:transform="skewX (0.00715584993317674) rotate (-0.11728612573402) translate (9.82428831344043cm 20.182485514798cm)" svg:viewBox="0 0 848 287" svg:d="m0 0c170 4 346 5 505 78 150 69 257 49 343 209">
            <text:p/>
          </draw:path>
          <draw:path draw:style-name="gr40" draw:text-style-name="P5" draw:layer="layout" svg:width="0.791cm" svg:height="0.263cm" draw:transform="skewX (-0.00767944870877504) rotate (-0.116762526958422) translate (9.80665286776705cm 20.6541627709393cm)" svg:viewBox="0 0 792 264" svg:d="m0 0c170 4 346 5 504 79 149 69 180 46 288 185">
            <text:p/>
          </draw:path>
          <draw:path draw:style-name="gr41" draw:text-style-name="P5" draw:layer="layout" svg:width="0.845cm" svg:height="0.286cm" draw:transform="rotate (2.99725392444986) translate (10.718280391686cm 26.9446257730181cm)" svg:viewBox="0 0 846 287" svg:d="m846 0c-170 4-345 5-505 78-149 69-256 49-341 209">
            <text:p/>
          </draw:path>
          <draw:path draw:style-name="gr42" draw:text-style-name="P5" draw:layer="layout" svg:width="0.795cm" svg:height="0.263cm" draw:transform="skewX (-0.00767944870877505) rotate (2.99673032567426) translate (10.7736954202265cm 26.4776637738228cm)" svg:viewBox="0 0 796 264" svg:d="m796 0c-170 4-345 5-505 79-150 68-181 46-291 185">
            <text:p/>
          </draw:path>
        </draw:g>
        <draw:frame draw:style-name="gr7" draw:text-style-name="P3" draw:layer="layout" svg:width="12.641cm" svg:height="1.238cm" svg:x="7.035cm" svg:y="27.462cm">
          <draw:text-box>
            <text:p><text:span text:style-name="T2">あおいでレースをしよう！！</text:span></text:p>
          </draw:text-box>
        </draw:frame>
      </draw:page>
      <draw:page draw:name="page2" draw:style-name="dp1" draw:master-page-name="標準">
        <draw:custom-shape draw:style-name="gr43" draw:text-style-name="P2" draw:layer="layout" svg:width="20.123cm" svg:height="14.054cm" svg:x="0.522cm" svg:y="11.45cm">
          <text:p/>
          <draw:enhanced-geometry svg:viewBox="0 0 21600 21600" draw:type="rectangle" draw:enhanced-path="M 0 0 L 21600 0 21600 21600 0 21600 0 0 Z N"/>
        </draw:custom-shape>
        <draw:path draw:style-name="gr44" draw:text-style-name="P2" draw:layer="layout" svg:width="0.751cm" svg:height="4.599cm" svg:x="3.713cm" svg:y="5.866cm" svg:viewBox="0 0 752 4600" svg:d="m752 4600h-752l188-4600h376zm188 4600zm-752-4600z">
          <text:p/>
        </draw:path>
        <draw:custom-shape draw:style-name="gr45" draw:text-style-name="P2" draw:layer="layout" svg:width="0.184cm" svg:height="3.517cm" svg:x="3.984cm" svg:y="2.437cm">
          <text:p/>
          <draw:enhanced-geometry svg:viewBox="0 0 88 21600" draw:glue-points="44 ?f6 44 0 0 10800 44 21600 88 10800" draw:text-areas="0 ?f6 88 ?f3" draw:type="can" draw:modifiers="1013.24129275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" draw:layer="layout" svg:width="0.751cm" svg:height="3.832cm" svg:x="17.463cm" svg:y="5.793cm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5" draw:text-style-name="P2" draw:layer="layout" svg:width="0.184cm" svg:height="3.517cm" svg:x="17.736cm" svg:y="2.363cm">
          <text:p/>
          <draw:enhanced-geometry svg:viewBox="0 0 88 21600" draw:glue-points="44 ?f6 44 0 0 10800 44 21600 88 10800" draw:text-areas="0 ?f6 88 ?f3" draw:type="can" draw:modifiers="1013.24129275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" draw:layer="layout" svg:width="14.235cm" svg:height="4.062cm" svg:x="3.95cm" svg:y="1.58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46" draw:text-style-name="P6" draw:layer="layout" svg:width="8.554cm" svg:height="3.075cm" svg:x="6.149cm" svg:y="2.14cm">
          <draw:text-box>
            <text:p><text:span text:style-name="T3">ゴール</text:span></text:p>
          </draw:text-box>
        </draw:frame>
        <draw:line draw:style-name="gr47" draw:text-style-name="P2" draw:layer="layout" svg:x1="0.062cm" svg:y1="1.609cm" svg:x2="20.801cm" svg:y2="1.609cm">
          <text:p/>
        </draw:line>
        <draw:line draw:style-name="gr47" draw:text-style-name="P2" draw:layer="layout" svg:x1="0.063cm" svg:y1="13.609cm" svg:x2="20.802cm" svg:y2="13.609cm">
          <text:p/>
        </draw:line>
        <draw:line draw:style-name="gr47" draw:text-style-name="P2" draw:layer="layout" svg:x1="0.064cm" svg:y1="19.509cm" svg:x2="20.803cm" svg:y2="19.509cm">
          <text:p/>
        </draw:line>
        <draw:path draw:style-name="gr48" draw:text-style-name="P2" draw:layer="layout" svg:width="5.403cm" svg:height="1.549cm" svg:x="1.49cm" svg:y="10.315cm" svg:viewBox="0 0 5404 1550" svg:d="m1398 0c-699 0-1398 699-1398 1398v0c373 169 1686 95 2385 95 907 0 1640 150 2162-37l857-112c0-699-586-1344-1285-1344-907 0-1814 0-2721 0zm-1398 0z">
          <text:p/>
        </draw:path>
        <draw:path draw:style-name="gr49" draw:text-style-name="P2" draw:layer="layout" svg:width="0.646cm" svg:height="1.282cm" svg:x="3.713cm" svg:y="5.866cm" svg:viewBox="0 0 647 1283" svg:d="m647 1283h-522l63-1283h376zm-564 0z">
          <text:p/>
        </draw:path>
        <draw:path draw:style-name="gr49" draw:text-style-name="P2" draw:layer="layout" svg:width="0.751cm" svg:height="1.602cm" svg:x="3.713cm" svg:y="8.863cm" svg:viewBox="0 0 752 1603" svg:d="m752 1603h-752l88-1603h596zm68 1603z">
          <text:p/>
        </draw:path>
        <draw:path draw:style-name="gr44" draw:text-style-name="P2" draw:layer="layout" svg:width="0.751cm" svg:height="4.599cm" svg:x="17.427cm" svg:y="5.755cm" svg:viewBox="0 0 752 4600" svg:d="m752 4600h-752l188-4600h376zm188 4600zm-752-4600z">
          <text:p/>
        </draw:path>
        <draw:path draw:style-name="gr48" draw:text-style-name="P2" draw:layer="layout" svg:width="5.403cm" svg:height="1.549cm" svg:x="15.204cm" svg:y="10.204cm" svg:viewBox="0 0 5404 1550" svg:d="m1398 0c-699 0-1398 699-1398 1398v0c373 169 1686 95 2385 95 907 0 1640 150 2162-37l857-112c0-699-586-1344-1285-1344-907 0-1814 0-2721 0zm-1398 0z">
          <text:p/>
        </draw:path>
        <draw:path draw:style-name="gr49" draw:text-style-name="P2" draw:layer="layout" svg:width="0.646cm" svg:height="1.282cm" svg:x="17.427cm" svg:y="5.755cm" svg:viewBox="0 0 647 1283" svg:d="m647 1283h-522l63-1283h376zm-564 0z">
          <text:p/>
        </draw:path>
        <draw:path draw:style-name="gr49" draw:text-style-name="P2" draw:layer="layout" svg:width="0.751cm" svg:height="1.602cm" svg:x="17.427cm" svg:y="8.752cm" svg:viewBox="0 0 752 1603" svg:d="m752 1603h-752l88-1603h596zm68 1603z">
          <text:p/>
        </draw:path>
      </draw:page>
      <draw:page draw:name="page3" draw:style-name="dp1" draw:master-page-name="標準">
        <draw:custom-shape draw:style-name="gr43" draw:text-style-name="P2" draw:layer="layout" svg:width="20.123cm" svg:height="14.054cm" svg:x="0.522cm" svg:y="11.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184cm" svg:height="3.517cm" svg:x="3.984cm" svg:y="2.537cm">
          <text:p/>
          <draw:enhanced-geometry svg:viewBox="0 0 88 21600" draw:glue-points="44 ?f6 44 0 0 10800 44 21600 88 10800" draw:text-areas="0 ?f6 88 ?f3" draw:type="can" draw:modifiers="1013.24129275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" draw:layer="layout" svg:width="0.184cm" svg:height="3.517cm" svg:x="17.736cm" svg:y="2.463cm">
          <text:p/>
          <draw:enhanced-geometry svg:viewBox="0 0 88 21600" draw:glue-points="44 ?f6 44 0 0 10800 44 21600 88 10800" draw:text-areas="0 ?f6 88 ?f3" draw:type="can" draw:modifiers="1013.24129275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" draw:layer="layout" svg:width="14.235cm" svg:height="4.062cm" svg:x="3.95cm" svg:y="1.68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46" draw:text-style-name="P6" draw:layer="layout" svg:width="9.76cm" svg:height="3.075cm" svg:x="6.149cm" svg:y="2.24cm">
          <draw:text-box>
            <text:p><text:span text:style-name="T3">スタート</text:span></text:p>
          </draw:text-box>
        </draw:frame>
        <draw:line draw:style-name="gr47" draw:text-style-name="P2" draw:layer="layout" svg:x1="0.062cm" svg:y1="1.709cm" svg:x2="20.801cm" svg:y2="1.709cm">
          <text:p/>
        </draw:line>
        <draw:line draw:style-name="gr47" draw:text-style-name="P2" draw:layer="layout" svg:x1="0.063cm" svg:y1="13.709cm" svg:x2="20.802cm" svg:y2="13.709cm">
          <text:p/>
        </draw:line>
        <draw:line draw:style-name="gr47" draw:text-style-name="P2" draw:layer="layout" svg:x1="0.064cm" svg:y1="19.609cm" svg:x2="20.803cm" svg:y2="19.609cm">
          <text:p/>
        </draw:line>
        <draw:path draw:style-name="gr44" draw:text-style-name="P2" draw:layer="layout" svg:width="0.751cm" svg:height="4.599cm" svg:x="3.713cm" svg:y="5.867cm" svg:viewBox="0 0 752 4600" svg:d="m752 4600h-752l188-4600h376zm188 4600zm-752-4600z">
          <text:p/>
        </draw:path>
        <draw:path draw:style-name="gr48" draw:text-style-name="P2" draw:layer="layout" svg:width="5.403cm" svg:height="1.549cm" svg:x="1.49cm" svg:y="10.316cm" svg:viewBox="0 0 5404 1550" svg:d="m1398 0c-699 0-1398 699-1398 1398v0c373 169 1686 95 2385 95 907 0 1640 150 2162-37l857-112c0-699-586-1344-1285-1344-907 0-1814 0-2721 0zm-1398 0z">
          <text:p/>
        </draw:path>
        <draw:path draw:style-name="gr49" draw:text-style-name="P2" draw:layer="layout" svg:width="0.646cm" svg:height="1.282cm" svg:x="3.713cm" svg:y="5.867cm" svg:viewBox="0 0 647 1283" svg:d="m647 1283h-522l63-1283h376zm-564 0z">
          <text:p/>
        </draw:path>
        <draw:path draw:style-name="gr49" draw:text-style-name="P2" draw:layer="layout" svg:width="0.751cm" svg:height="1.602cm" svg:x="3.713cm" svg:y="8.864cm" svg:viewBox="0 0 752 1603" svg:d="m752 1603h-752l88-1603h596zm68 1603z">
          <text:p/>
        </draw:path>
        <draw:path draw:style-name="gr44" draw:text-style-name="P2" draw:layer="layout" svg:width="0.751cm" svg:height="4.599cm" svg:x="17.464cm" svg:y="5.904cm" svg:viewBox="0 0 752 4600" svg:d="m752 4600h-752l188-4600h376zm188 4600zm-752-4600z">
          <text:p/>
        </draw:path>
        <draw:path draw:style-name="gr48" draw:text-style-name="P2" draw:layer="layout" svg:width="5.403cm" svg:height="1.549cm" svg:x="15.241cm" svg:y="10.353cm" svg:viewBox="0 0 5404 1550" svg:d="m1398 0c-699 0-1398 699-1398 1398v0c373 169 1686 95 2385 95 907 0 1640 150 2162-37l857-112c0-699-586-1344-1285-1344-907 0-1814 0-2721 0zm-1398 0z">
          <text:p/>
        </draw:path>
        <draw:path draw:style-name="gr49" draw:text-style-name="P2" draw:layer="layout" svg:width="0.646cm" svg:height="1.282cm" svg:x="17.464cm" svg:y="5.904cm" svg:viewBox="0 0 647 1283" svg:d="m647 1283h-522l63-1283h376zm-564 0z">
          <text:p/>
        </draw:path>
        <draw:path draw:style-name="gr49" draw:text-style-name="P2" draw:layer="layout" svg:width="0.751cm" svg:height="1.602cm" svg:x="17.464cm" svg:y="8.901cm" svg:viewBox="0 0 752 1603" svg:d="m752 1603h-752l88-1603h596zm68 160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14T08:39:25.68</meta:creation-date>
    <dc:date>2016-09-14T12:57:10.89</dc:date>
    <meta:editing-duration>PT1H36M17S</meta:editing-duration>
    <meta:editing-cycles>3</meta:editing-cycles>
    <meta:generator>LibreOffice/3.4$Win32 LibreOffice_project/340m1$Build-203</meta:generator>
    <meta:print-date>2016-09-14T11:23:11.81</meta:print-date>
    <meta:document-statistic meta:object-count="123"/>
  </office:meta>
</office:document-meta>
</file>